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FreeSans1" svg:font-family="FreeSans"/>
    <style:font-face style:name="Nimbus Roman No9 L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text-position="0% 100%" style:font-name="Nimbus Sans L" fo:font-style="normal" fo:font-weight="normal"/>
    </style:style>
    <style:style style:name="P2" style:family="paragraph" style:parent-style-name="Standard">
      <style:text-properties style:font-name="Nimbus Sans L"/>
    </style:style>
    <style:style style:name="T1" style:family="text">
      <style:text-properties fo:language="zxx" fo:country="none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section text:style-name="Sect1" text:name="JR_bib">
        <text:h text:style-name="Heading_20_2" text:outline-level="2"><text:bookmark text:name="JR_bib_end"/>References<text:bookmark text:name="JR_bib_end1"/></text:h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FreeSans1" svg:font-family="FreeSans"/>
    <style:font-face style:name="Nimbus Roman No9 L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/>
      <style:text-properties style:font-name="Nimbus Roman No9 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er </meta:initial-creator>
    <meta:creation-date>2011-04-12T19:24:24</meta:creation-date>
    <dc:date>2011-04-12T20:39:14</dc:date>
    <dc:creator>Alver </dc:creator>
    <meta:editing-duration>PT1H14M52S</meta:editing-duration>
    <meta:editing-cycles>3</meta:editing-cycles>
    <meta:generator>LibreOffice/3.3$Linux LibreOffice_project/330m19$Build-8</meta:generator>
    <meta:document-statistic meta:table-count="0" meta:image-count="0" meta:object-count="0" meta:page-count="1" meta:paragraph-count="1" meta:word-count="1" meta:character-count="10"/>
  </office:meta>
</office:document-meta>
</file>